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color="#ff0000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9"/>
          <table:table-cell office:value-type="string" calcext:value-type="string">
            <text:p>Avogadro constant:</text:p>
          </table:table-cell>
          <table:table-cell/>
          <table:table-cell office:value-type="float" office:value="6.02214076E+023" calcext:value-type="float">
            <text:p>6.02214076E+023</text:p>
          </table:table-cell>
          <table:table-cell office:value-type="string" calcext:value-type="string">
            <text:p>Bohr radius [m]:</text:p>
          </table:table-cell>
          <table:table-cell table:style-name="ce3" office:value-type="float" office:value="0.00000000005291772109" calcext:value-type="float">
            <text:p>5.29E-11</text:p>
          </table:table-cell>
        </table:table-row>
        <table:table-row table:style-name="ro1">
          <table:table-cell office:value-type="string" calcext:value-type="string">
            <text:p>Element:</text:p>
          </table:table-cell>
          <table:table-cell office:value-type="string" calcext:value-type="string">
            <text:p>Proton number (Z):</text:p>
          </table:table-cell>
          <table:table-cell/>
          <table:table-cell office:value-type="string" calcext:value-type="string">
            <text:p>Electrons in valence shell:</text:p>
          </table:table-cell>
          <table:table-cell/>
          <table:table-cell office:value-type="string" calcext:value-type="string">
            <text:p>Molar weight [g/mol]</text:p>
          </table:table-cell>
          <table:table-cell/>
          <table:table-cell office:value-type="string" calcext:value-type="string">
            <text:p>density [g/cm3]</text:p>
          </table:table-cell>
          <table:table-cell/>
          <table:table-cell office:value-type="string" calcext:value-type="string">
            <text:p>Wigner-Seitz radius [m]:</text:p>
          </table:table-cell>
          <table:table-cell/>
          <table:table-cell office:value-type="string" calcext:value-type="string">
            <text:p>Wigner-Seitz radius [a.u.]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0794" calcext:value-type="float">
            <text:p>1.00794</text:p>
          </table:table-cell>
          <table:table-cell/>
          <table:table-cell office:value-type="float" office:value="0.07085" calcext:value-type="float">
            <text:p>0.07085</text:p>
          </table:table-cell>
          <table:table-cell/>
          <table:table-cell table:formula="of:==POWER((3*[.F3])/(4 * 3.1446 * [.H3] * [.D3] * [.$L$1]);1/3)/100" office:value-type="float" office:value="0.0000000001779425974" calcext:value-type="float">
            <text:p>1.7794259739938E-10</text:p>
          </table:table-cell>
          <table:table-cell/>
          <table:table-cell table:formula="of:=[.J3]/[.$N$1]" office:value-type="float" office:value="3.36262774991281" calcext:value-type="float">
            <text:p>3.3626277499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.002602" calcext:value-type="float">
            <text:p>4.002602</text:p>
          </table:table-cell>
          <table:table-cell/>
          <table:table-cell office:value-type="float" office:value="0.125" calcext:value-type="float">
            <text:p>0.125</text:p>
          </table:table-cell>
          <table:table-cell/>
          <table:table-cell table:formula="of:==POWER((3*[.F4])/(4 * 3.1446 * [.H4] * [.D4] * [.$L$1]);1/3)/100" office:value-type="float" office:value="0.00000000018508978464" calcext:value-type="float">
            <text:p>1.85089784636951E-10</text:p>
          </table:table-cell>
          <table:table-cell/>
          <table:table-cell table:formula="of:=[.J4]/[.$N$1]" office:value-type="float" office:value="3.49769001431787" calcext:value-type="float">
            <text:p>3.49769001431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.941" calcext:value-type="float">
            <text:p>6.941</text:p>
          </table:table-cell>
          <table:table-cell/>
          <table:table-cell office:value-type="float" office:value="0.53" calcext:value-type="float">
            <text:p>0.53</text:p>
          </table:table-cell>
          <table:table-cell/>
          <table:table-cell table:formula="of:==POWER((3*[.F5])/(4 * 3.1446 * [.H5] * [.D5] * [.$L$1]);1/3)/100" office:value-type="float" office:value="0.00000000017309998965" calcext:value-type="float">
            <text:p>1.73099989649705E-10</text:p>
          </table:table-cell>
          <table:table-cell/>
          <table:table-cell table:formula="of:=[.J5]/[.$N$1]" office:value-type="float" office:value="3.27111572615353" calcext:value-type="float">
            <text:p>3.27111572615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.012182" calcext:value-type="float">
            <text:p>9.012182</text:p>
          </table:table-cell>
          <table:table-cell/>
          <table:table-cell office:value-type="float" office:value="1.848" calcext:value-type="float">
            <text:p>1.848</text:p>
          </table:table-cell>
          <table:table-cell/>
          <table:table-cell table:formula="of:==POWER((3*[.F6])/(4 * 3.1446 * [.H6] * [.D6] * [.$L$1]);1/3)/100" office:value-type="float" office:value="0.00000000009884339353" calcext:value-type="float">
            <text:p>9.88433935284313E-11</text:p>
          </table:table-cell>
          <table:table-cell/>
          <table:table-cell table:formula="of:=[.J6]/[.$N$1]" office:value-type="float" office:value="1.86786942998401" calcext:value-type="float">
            <text:p>1.86786942998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.811" calcext:value-type="float">
            <text:p>10.811</text:p>
          </table:table-cell>
          <table:table-cell/>
          <table:table-cell office:value-type="float" office:value="2.08" calcext:value-type="float">
            <text:p>2.08</text:p>
          </table:table-cell>
          <table:table-cell/>
          <table:table-cell table:formula="of:==POWER((3*[.F7])/(4 * 3.1446 * [.H7] * [.D7] * [.$L$1]);1/3)/100" office:value-type="float" office:value="0.00000000008820138596" calcext:value-type="float">
            <text:p>8.82013859640198E-11</text:p>
          </table:table-cell>
          <table:table-cell/>
          <table:table-cell table:formula="of:=[.J7]/[.$N$1]" office:value-type="float" office:value="1.66676463285354" calcext:value-type="float">
            <text:p>1.66676463285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.0107" calcext:value-type="float">
            <text:p>12.0107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string" calcext:value-type="string">
            <text:p>(3.513 – diamant)</text:p>
          </table:table-cell>
          <table:table-cell table:formula="of:==POWER((3*[.F8])/(4 * 3.1446 * [.H8] * [.D8] * [.$L$1]);1/3)/100" office:value-type="float" office:value="0.00000000008061375305" calcext:value-type="float">
            <text:p>8.06137530478938E-11</text:p>
          </table:table-cell>
          <table:table-cell/>
          <table:table-cell table:formula="of:=[.J8]/[.$N$1]" office:value-type="float" office:value="1.52337915139599" calcext:value-type="float">
            <text:p>1.52337915139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.0067" calcext:value-type="float">
            <text:p>14.0067</text:p>
          </table:table-cell>
          <table:table-cell/>
          <table:table-cell office:value-type="float" office:value="0.8086" calcext:value-type="float">
            <text:p>0.8086</text:p>
          </table:table-cell>
          <table:table-cell/>
          <table:table-cell table:formula="of:==POWER((3*[.F9])/(4 * 3.1446 * [.H9] * [.D9] * [.$L$1]);1/3)/100" office:value-type="float" office:value="0.00000000011112002885" calcext:value-type="float">
            <text:p>1.11120028851942E-10</text:p>
          </table:table-cell>
          <table:table-cell/>
          <table:table-cell table:formula="of:=[.J9]/[.$N$1]" office:value-type="float" office:value="2.09986421491875" calcext:value-type="float">
            <text:p>2.0998642149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.9994" calcext:value-type="float">
            <text:p>15.9994</text:p>
          </table:table-cell>
          <table:table-cell/>
          <table:table-cell office:value-type="float" office:value="1.141" calcext:value-type="float">
            <text:p>1.141</text:p>
          </table:table-cell>
          <table:table-cell/>
          <table:table-cell table:formula="of:==POWER((3*[.F10])/(4 * 3.1446 * [.H10] * [.D10] * [.$L$1]);1/3)/100" office:value-type="float" office:value="0.00000000009745495325" calcext:value-type="float">
            <text:p>9.74549532475575E-11</text:p>
          </table:table-cell>
          <table:table-cell/>
          <table:table-cell table:formula="of:=[.J10]/[.$N$1]" office:value-type="float" office:value="1.84163171127136" calcext:value-type="float">
            <text:p>1.84163171127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8.9984032" calcext:value-type="float">
            <text:p>18.9984032</text:p>
          </table:table-cell>
          <table:table-cell/>
          <table:table-cell office:value-type="float" office:value="1.696" calcext:value-type="float">
            <text:p>1.696</text:p>
          </table:table-cell>
          <table:table-cell/>
          <table:table-cell table:formula="of:==POWER((3*[.F11])/(4 * 3.1446 * [.H11] * [.D11] * [.$L$1]);1/3)/100" office:value-type="float" office:value="0.00000000008589727525" calcext:value-type="float">
            <text:p>8.58972752524277E-11</text:p>
          </table:table-cell>
          <table:table-cell/>
          <table:table-cell table:formula="of:=[.J11]/[.$N$1]" office:value-type="float" office:value="1.62322325079604" calcext:value-type="float">
            <text:p>1.62322325079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.1797" calcext:value-type="float">
            <text:p>20.1797</text:p>
          </table:table-cell>
          <table:table-cell/>
          <table:table-cell office:value-type="float" office:value="0.888" calcext:value-type="float">
            <text:p>0.888</text:p>
          </table:table-cell>
          <table:table-cell/>
          <table:table-cell table:formula="of:==POWER((3*[.F12])/(4 * 3.1446 * [.H12] * [.D12] * [.$L$1]);1/3)/100" office:value-type="float" office:value="0.00000000010400452493" calcext:value-type="float">
            <text:p>1.04004524925882E-10</text:p>
          </table:table-cell>
          <table:table-cell/>
          <table:table-cell table:formula="of:=[.J12]/[.$N$1]" office:value-type="float" office:value="1.96540067832846" calcext:value-type="float">
            <text:p>1.96540067832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.98976928" calcext:value-type="float">
            <text:p>22.98976928</text:p>
          </table:table-cell>
          <table:table-cell/>
          <table:table-cell office:value-type="float" office:value="0.968" calcext:value-type="float">
            <text:p>0.968</text:p>
          </table:table-cell>
          <table:table-cell/>
          <table:table-cell table:formula="of:==POWER((3*[.F13])/(4 * 3.1446 * [.H13] * [.D13] * [.$L$1]);1/3)/100" office:value-type="float" office:value="0.00000000021109019875" calcext:value-type="float">
            <text:p>2.11090198754033E-10</text:p>
          </table:table-cell>
          <table:table-cell/>
          <table:table-cell table:formula="of:=[.J13]/[.$N$1]" office:value-type="float" office:value="3.98902663240204" calcext:value-type="float">
            <text:p>3.98902663240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4.305" calcext:value-type="float">
            <text:p>24.305</text:p>
          </table:table-cell>
          <table:table-cell/>
          <table:table-cell office:value-type="float" office:value="1.738" calcext:value-type="float">
            <text:p>1.738</text:p>
          </table:table-cell>
          <table:table-cell/>
          <table:table-cell table:formula="of:==POWER((3*[.F14])/(4 * 3.1446 * [.H14] * [.D14] * [.$L$1]);1/3)/100" office:value-type="float" office:value="0.00000000014042796516" calcext:value-type="float">
            <text:p>1.40427965161849E-10</text:p>
          </table:table-cell>
          <table:table-cell/>
          <table:table-cell table:formula="of:=[.J14]/[.$N$1]" office:value-type="float" office:value="2.65370394395889" calcext:value-type="float">
            <text:p>2.65370394395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6.9815386" calcext:value-type="float">
            <text:p>26.9815386</text:p>
          </table:table-cell>
          <table:table-cell/>
          <table:table-cell office:value-type="float" office:value="2.7" calcext:value-type="float">
            <text:p>2.7</text:p>
          </table:table-cell>
          <table:table-cell/>
          <table:table-cell table:formula="of:==POWER((3*[.F15])/(4 * 3.1446 * [.H15] * [.D15] * [.$L$1]);1/3)/100" office:value-type="float" office:value="0.00000000010967531265" calcext:value-type="float">
            <text:p>1.09675312651626E-10</text:p>
          </table:table-cell>
          <table:table-cell/>
          <table:table-cell table:formula="of:=[.J15]/[.$N$1]" office:value-type="float" office:value="2.07256303545451" calcext:value-type="float">
            <text:p>2.07256303545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8.0855" calcext:value-type="float">
            <text:p>28.0855</text:p>
          </table:table-cell>
          <table:table-cell/>
          <table:table-cell office:value-type="float" office:value="2.329" calcext:value-type="float">
            <text:p>2.329</text:p>
          </table:table-cell>
          <table:table-cell/>
          <table:table-cell table:formula="of:==POWER((3*[.F16])/(4 * 3.1446 * [.H16] * [.D16] * [.$L$1]);1/3)/100" office:value-type="float" office:value="0.00000000010608790594" calcext:value-type="float">
            <text:p>1.06087905940566E-10</text:p>
          </table:table-cell>
          <table:table-cell/>
          <table:table-cell table:formula="of:=[.J16]/[.$N$1]" office:value-type="float" office:value="2.00477087363866" calcext:value-type="float">
            <text:p>2.00477087363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.973762" calcext:value-type="float">
            <text:p>30.973762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string" calcext:value-type="string">
            <text:p>(1.823 – bílý, 2.34 – červený)</text:p>
          </table:table-cell>
          <table:table-cell table:formula="of:==POWER((3*[.F17])/(4 * 3.1446 * [.H17] * [.D17] * [.$L$1]);1/3)/100" office:value-type="float" office:value="0.00000000009697777324" calcext:value-type="float">
            <text:p>9.69777732449294E-11</text:p>
          </table:table-cell>
          <table:table-cell/>
          <table:table-cell table:formula="of:=[.J17]/[.$N$1]" office:value-type="float" office:value="1.83261431610016" calcext:value-type="float">
            <text:p>1.8326143161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2.065" calcext:value-type="float">
            <text:p>32.065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string" calcext:value-type="string">
            <text:p>(1.96 - beta, 1.92 – gamma)</text:p>
          </table:table-cell>
          <table:table-cell table:formula="of:==POWER((3*[.F18])/(4 * 3.1446 * [.H18] * [.D18] * [.$L$1]);1/3)/100" office:value-type="float" office:value="0.00000000010074377022" calcext:value-type="float">
            <text:p>1.00743770215178E-10</text:p>
          </table:table-cell>
          <table:table-cell/>
          <table:table-cell table:formula="of:=[.J18]/[.$N$1]" office:value-type="float" office:value="1.90378134469996" calcext:value-type="float">
            <text:p>1.90378134469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5.453" calcext:value-type="float">
            <text:p>35.453</text:p>
          </table:table-cell>
          <table:table-cell/>
          <table:table-cell office:value-type="float" office:value="1.563" calcext:value-type="float">
            <text:p>1.563</text:p>
          </table:table-cell>
          <table:table-cell/>
          <table:table-cell table:formula="of:==POWER((3*[.F19])/(4 * 3.1446 * [.H19] * [.D19] * [.$L$1]);1/3)/100" office:value-type="float" office:value="0.00000000010867099442" calcext:value-type="float">
            <text:p>1.08670994417806E-10</text:p>
          </table:table-cell>
          <table:table-cell/>
          <table:table-cell table:formula="of:=[.J19]/[.$N$1]" office:value-type="float" office:value="2.05358417141554" calcext:value-type="float">
            <text:p>2.05358417141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9.948" calcext:value-type="float">
            <text:p>39.948</text:p>
          </table:table-cell>
          <table:table-cell/>
          <table:table-cell office:value-type="float" office:value="1.7838" calcext:value-type="float">
            <text:p>1.7838</text:p>
          </table:table-cell>
          <table:table-cell/>
          <table:table-cell table:formula="of:==POWER((3*[.F20])/(4 * 3.1446 * [.H20] * [.D20] * [.$L$1]);1/3)/100" office:value-type="float" office:value="0.00000000010349863335" calcext:value-type="float">
            <text:p>1.03498633350404E-10</text:p>
          </table:table-cell>
          <table:table-cell/>
          <table:table-cell table:formula="of:=[.J20]/[.$N$1]" office:value-type="float" office:value="1.95584071306431" calcext:value-type="float">
            <text:p>1.95584071306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9.0983" calcext:value-type="float">
            <text:p>39.0983</text:p>
          </table:table-cell>
          <table:table-cell/>
          <table:table-cell office:value-type="float" office:value="0.89" calcext:value-type="float">
            <text:p>0.89</text:p>
          </table:table-cell>
          <table:table-cell/>
          <table:table-cell table:formula="of:==POWER((3*[.F21])/(4 * 3.1446 * [.H21] * [.D21] * [.$L$1]);1/3)/100" office:value-type="float" office:value="0.00000000025912199159" calcext:value-type="float">
            <text:p>2.59121991588759E-10</text:p>
          </table:table-cell>
          <table:table-cell/>
          <table:table-cell table:formula="of:=[.J21]/[.$N$1]" office:value-type="float" office:value="4.89669596973114" calcext:value-type="float">
            <text:p>4.8966959697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0.078" calcext:value-type="float">
            <text:p>40.078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table:formula="of:==POWER((3*[.F22])/(4 * 3.1446 * [.H22] * [.D22] * [.$L$1]);1/3)/100" office:value-type="float" office:value="0.00000000017235733326" calcext:value-type="float">
            <text:p>1.72357333264976E-10</text:p>
          </table:table-cell>
          <table:table-cell/>
          <table:table-cell table:formula="of:=[.J22]/[.$N$1]" office:value-type="float" office:value="3.25708155443502" calcext:value-type="float">
            <text:p>3.25708155443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4.955912" calcext:value-type="float">
            <text:p>44.955912</text:p>
          </table:table-cell>
          <table:table-cell/>
          <table:table-cell office:value-type="float" office:value="2.985" calcext:value-type="float">
            <text:p>2.985</text:p>
          </table:table-cell>
          <table:table-cell/>
          <table:table-cell table:formula="of:==POWER((3*[.F23])/(4 * 3.1446 * [.H23] * [.D23] * [.$L$1]);1/3)/100" office:value-type="float" office:value="0.00000000012574442068" calcext:value-type="float">
            <text:p>1.25744420684479E-10</text:p>
          </table:table-cell>
          <table:table-cell/>
          <table:table-cell table:formula="of:=[.J23]/[.$N$1]" office:value-type="float" office:value="2.3762251679474" calcext:value-type="float">
            <text:p>2.376225167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7.867" calcext:value-type="float">
            <text:p>47.867</text:p>
          </table:table-cell>
          <table:table-cell/>
          <table:table-cell office:value-type="float" office:value="4.506" calcext:value-type="float">
            <text:p>4.506</text:p>
          </table:table-cell>
          <table:table-cell/>
          <table:table-cell table:formula="of:==POWER((3*[.F24])/(4 * 3.1446 * [.H24] * [.D24] * [.$L$1]);1/3)/100" office:value-type="float" office:value="0.00000000010169743373" calcext:value-type="float">
            <text:p>1.01697433727408E-10</text:p>
          </table:table-cell>
          <table:table-cell/>
          <table:table-cell table:formula="of:=[.J24]/[.$N$1]" office:value-type="float" office:value="1.9218029732317" calcext:value-type="float">
            <text:p>1.9218029732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.9415" calcext:value-type="float">
            <text:p>50.941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=POWER((3*[.F25])/(4 * 3.1446 * [.H25] * [.D25] * [.$L$1]);1/3)/100" office:value-type="float" office:value="0.00000000008761231212" calcext:value-type="float">
            <text:p>8.7612312122663E-11</text:p>
          </table:table-cell>
          <table:table-cell/>
          <table:table-cell table:formula="of:=[.J25]/[.$N$1]" office:value-type="float" office:value="1.65563275058002" calcext:value-type="float">
            <text:p>1.65563275058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1.9961" calcext:value-type="float">
            <text:p>51.9961</text:p>
          </table:table-cell>
          <table:table-cell/>
          <table:table-cell office:value-type="float" office:value="7.15" calcext:value-type="float">
            <text:p>7.15</text:p>
          </table:table-cell>
          <table:table-cell/>
          <table:table-cell table:formula="of:==POWER((3*[.F26])/(4 * 3.1446 * [.H26] * [.D26] * [.$L$1]);1/3)/100" office:value-type="float" office:value="0.00000000007829838597" calcext:value-type="float">
            <text:p>7.82983859721842E-11</text:p>
          </table:table-cell>
          <table:table-cell/>
          <table:table-cell table:formula="of:=[.J26]/[.$N$1]" office:value-type="float" office:value="1.47962505488507" calcext:value-type="float">
            <text:p>1.47962505488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4.938045" calcext:value-type="float">
            <text:p>54.938045</text:p>
          </table:table-cell>
          <table:table-cell/>
          <table:table-cell office:value-type="float" office:value="7.21" calcext:value-type="float">
            <text:p>7.21</text:p>
          </table:table-cell>
          <table:table-cell/>
          <table:table-cell table:formula="of:==POWER((3*[.F27])/(4 * 3.1446 * [.H27] * [.D27] * [.$L$1]);1/3)/100" office:value-type="float" office:value="0.00000000007554312545" calcext:value-type="float">
            <text:p>7.55431254547781E-11</text:p>
          </table:table-cell>
          <table:table-cell/>
          <table:table-cell table:formula="of:=[.J27]/[.$N$1]" office:value-type="float" office:value="1.42755817708586" calcext:value-type="float">
            <text:p>1.42755817708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5.845" calcext:value-type="float">
            <text:p>55.845</text:p>
          </table:table-cell>
          <table:table-cell/>
          <table:table-cell office:value-type="float" office:value="7.86" calcext:value-type="float">
            <text:p>7.86</text:p>
          </table:table-cell>
          <table:table-cell/>
          <table:table-cell table:formula="of:==POWER((3*[.F28])/(4 * 3.1446 * [.H28] * [.D28] * [.$L$1]);1/3)/100" office:value-type="float" office:value="0.00000000007058930474" calcext:value-type="float">
            <text:p>7.05893047394917E-11</text:p>
          </table:table-cell>
          <table:table-cell/>
          <table:table-cell table:formula="of:=[.J28]/[.$N$1]" office:value-type="float" office:value="1.33394453286143" calcext:value-type="float">
            <text:p>1.33394453286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8.933195" calcext:value-type="float">
            <text:p>58.933195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table:formula="of:==POWER((3*[.F29])/(4 * 3.1446 * [.H29] * [.D29] * [.$L$1]);1/3)/100" office:value-type="float" office:value="0.00000000006629653143" calcext:value-type="float">
            <text:p>6.62965314287656E-11</text:p>
          </table:table-cell>
          <table:table-cell/>
          <table:table-cell table:formula="of:=[.J29]/[.$N$1]" office:value-type="float" office:value="1.25282287413722" calcext:value-type="float">
            <text:p>1.25282287413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8.6934" calcext:value-type="float">
            <text:p>58.6934</text:p>
          </table:table-cell>
          <table:table-cell/>
          <table:table-cell office:value-type="float" office:value="8.908" calcext:value-type="float">
            <text:p>8.908</text:p>
          </table:table-cell>
          <table:table-cell/>
          <table:table-cell table:formula="of:==POWER((3*[.F30])/(4 * 3.1446 * [.H30] * [.D30] * [.$L$1]);1/3)/100" office:value-type="float" office:value="0.00000000006390252274" calcext:value-type="float">
            <text:p>6.39025227414756E-11</text:p>
          </table:table-cell>
          <table:table-cell/>
          <table:table-cell table:formula="of:=[.J30]/[.$N$1]" office:value-type="float" office:value="1.20758266654743" calcext:value-type="float">
            <text:p>1.2075826665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3.546" calcext:value-type="float">
            <text:p>63.546</text:p>
          </table:table-cell>
          <table:table-cell/>
          <table:table-cell office:value-type="float" office:value="8.94" calcext:value-type="float">
            <text:p>8.94</text:p>
          </table:table-cell>
          <table:table-cell/>
          <table:table-cell table:formula="of:==POWER((3*[.F31])/(4 * 3.1446 * [.H31] * [.D31] * [.$L$1]);1/3)/100" office:value-type="float" office:value="0.00000000006348936574" calcext:value-type="float">
            <text:p>6.34893657365994E-11</text:p>
          </table:table-cell>
          <table:table-cell/>
          <table:table-cell table:formula="of:=[.J31]/[.$N$1]" office:value-type="float" office:value="1.19977513069052" calcext:value-type="float">
            <text:p>1.19977513069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65.38" calcext:value-type="float">
            <text:p>65.38</text:p>
          </table:table-cell>
          <table:table-cell/>
          <table:table-cell office:value-type="float" office:value="7.14" calcext:value-type="float">
            <text:p>7.14</text:p>
          </table:table-cell>
          <table:table-cell/>
          <table:table-cell table:formula="of:==POWER((3*[.F32])/(4 * 3.1446 * [.H32] * [.D32] * [.$L$1]);1/3)/100" office:value-type="float" office:value="0.00000000006710735728" calcext:value-type="float">
            <text:p>6.71073572830079E-11</text:p>
          </table:table-cell>
          <table:table-cell/>
          <table:table-cell table:formula="of:=[.J32]/[.$N$1]" office:value-type="float" office:value="1.26814526213014" calcext:value-type="float">
            <text:p>1.26814526213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69.723" calcext:value-type="float">
            <text:p>69.723</text:p>
          </table:table-cell>
          <table:table-cell/>
          <table:table-cell office:value-type="float" office:value="5.91" calcext:value-type="float">
            <text:p>5.91</text:p>
          </table:table-cell>
          <table:table-cell/>
          <table:table-cell table:formula="of:==POWER((3*[.F33])/(4 * 3.1446 * [.H33] * [.D33] * [.$L$1]);1/3)/100" office:value-type="float" office:value="0.00000000007109898394" calcext:value-type="float">
            <text:p>7.10989839420626E-11</text:p>
          </table:table-cell>
          <table:table-cell/>
          <table:table-cell table:formula="of:=[.J33]/[.$N$1]" office:value-type="float" office:value="1.34357607390425" calcext:value-type="float">
            <text:p>1.34357607390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2.64" calcext:value-type="float">
            <text:p>72.64</text:p>
          </table:table-cell>
          <table:table-cell/>
          <table:table-cell office:value-type="float" office:value="5.323" calcext:value-type="float">
            <text:p>5.323</text:p>
          </table:table-cell>
          <table:table-cell/>
          <table:table-cell table:formula="of:==POWER((3*[.F34])/(4 * 3.1446 * [.H34] * [.D34] * [.$L$1]);1/3)/100" office:value-type="float" office:value="0.00000000007281353146" calcext:value-type="float">
            <text:p>7.28135314589623E-11</text:p>
          </table:table-cell>
          <table:table-cell/>
          <table:table-cell table:formula="of:=[.J34]/[.$N$1]" office:value-type="float" office:value="1.37597632625041" calcext:value-type="float">
            <text:p>1.37597632625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74.9216" calcext:value-type="float">
            <text:p>74.9216</text:p>
          </table:table-cell>
          <table:table-cell/>
          <table:table-cell office:value-type="float" office:value="5.727" calcext:value-type="float">
            <text:p>5.727</text:p>
          </table:table-cell>
          <table:table-cell/>
          <table:table-cell table:formula="of:==POWER((3*[.F35])/(4 * 3.1446 * [.H35] * [.D35] * [.$L$1]);1/3)/100" office:value-type="float" office:value="0.00000000007016349015" calcext:value-type="float">
            <text:p>7.01634901522086E-11</text:p>
          </table:table-cell>
          <table:table-cell/>
          <table:table-cell table:formula="of:=[.J35]/[.$N$1]" office:value-type="float" office:value="1.32589780336303" calcext:value-type="float">
            <text:p>1.32589780336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78.96" calcext:value-type="float">
            <text:p>78.96</text:p>
          </table:table-cell>
          <table:table-cell/>
          <table:table-cell office:value-type="float" office:value="4.81" calcext:value-type="float">
            <text:p>4.81</text:p>
          </table:table-cell>
          <table:table-cell/>
          <table:table-cell table:formula="of:==POWER((3*[.F36])/(4 * 3.1446 * [.H36] * [.D36] * [.$L$1]);1/3)/100" office:value-type="float" office:value="0.00000000007406772587" calcext:value-type="float">
            <text:p>7.40677258652833E-11</text:p>
          </table:table-cell>
          <table:table-cell/>
          <table:table-cell table:formula="of:=[.J36]/[.$N$1]" office:value-type="float" office:value="1.39967716560039" calcext:value-type="float">
            <text:p>1.39967716560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79.914" calcext:value-type="float">
            <text:p>79.914</text:p>
          </table:table-cell>
          <table:table-cell/>
          <table:table-cell office:value-type="float" office:value="3.1028" calcext:value-type="float">
            <text:p>3.1028</text:p>
          </table:table-cell>
          <table:table-cell/>
          <table:table-cell table:formula="of:==POWER((3*[.F37])/(4 * 3.1446 * [.H37] * [.D37] * [.$L$1]);1/3)/100" office:value-type="float" office:value="0.00000000008434416414" calcext:value-type="float">
            <text:p>8.43441641421331E-11</text:p>
          </table:table-cell>
          <table:table-cell/>
          <table:table-cell table:formula="of:=[.J37]/[.$N$1]" office:value-type="float" office:value="1.59387370440017" calcext:value-type="float">
            <text:p>1.5938737044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83.798" calcext:value-type="float">
            <text:p>83.798</text:p>
          </table:table-cell>
          <table:table-cell/>
          <table:table-cell office:value-type="float" office:value="2.413" calcext:value-type="float">
            <text:p>2.413</text:p>
          </table:table-cell>
          <table:table-cell/>
          <table:table-cell table:formula="of:==POWER((3*[.F38])/(4 * 3.1446 * [.H38] * [.D38] * [.$L$1]);1/3)/100" office:value-type="float" office:value="0.00000000009142176308" calcext:value-type="float">
            <text:p>9.14217630814674E-11</text:p>
          </table:table-cell>
          <table:table-cell/>
          <table:table-cell table:formula="of:=[.J38]/[.$N$1]" office:value-type="float" office:value="1.72762094055376" calcext:value-type="float">
            <text:p>1.72762094055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5.4678" calcext:value-type="float">
            <text:p>85.4678</text:p>
          </table:table-cell>
          <table:table-cell/>
          <table:table-cell office:value-type="float" office:value="1.532" calcext:value-type="float">
            <text:p>1.532</text:p>
          </table:table-cell>
          <table:table-cell/>
          <table:table-cell table:formula="of:==POWER((3*[.F39])/(4 * 3.1446 * [.H39] * [.D39] * [.$L$1]);1/3)/100" office:value-type="float" office:value="0.00000000028060553731" calcext:value-type="float">
            <text:p>2.80605537309278E-10</text:p>
          </table:table-cell>
          <table:table-cell/>
          <table:table-cell table:formula="of:=[.J39]/[.$N$1]" office:value-type="float" office:value="5.30267614571" calcext:value-type="float">
            <text:p>5.30267614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7.62" calcext:value-type="float">
            <text:p>87.62</text:p>
          </table:table-cell>
          <table:table-cell/>
          <table:table-cell office:value-type="float" office:value="2.64" calcext:value-type="float">
            <text:p>2.64</text:p>
          </table:table-cell>
          <table:table-cell/>
          <table:table-cell table:formula="of:==POWER((3*[.F40])/(4 * 3.1446 * [.H40] * [.D40] * [.$L$1]);1/3)/100" office:value-type="float" office:value="0.00000000018731451223" calcext:value-type="float">
            <text:p>1.87314512234621E-10</text:p>
          </table:table-cell>
          <table:table-cell/>
          <table:table-cell table:formula="of:=[.J40]/[.$N$1]" office:value-type="float" office:value="3.53973127293304" calcext:value-type="float">
            <text:p>3.53973127293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8.90585" calcext:value-type="float">
            <text:p>88.90585</text:p>
          </table:table-cell>
          <table:table-cell/>
          <table:table-cell office:value-type="float" office:value="4.472" calcext:value-type="float">
            <text:p>4.472</text:p>
          </table:table-cell>
          <table:table-cell/>
          <table:table-cell table:formula="of:==POWER((3*[.F41])/(4 * 3.1446 * [.H41] * [.D41] * [.$L$1]);1/3)/100" office:value-type="float" office:value="0.00000000013793804929" calcext:value-type="float">
            <text:p>1.37938049287963E-10</text:p>
          </table:table-cell>
          <table:table-cell/>
          <table:table-cell table:formula="of:=[.J41]/[.$N$1]" office:value-type="float" office:value="2.60665135320859" calcext:value-type="float">
            <text:p>2.60665135320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1.224" calcext:value-type="float">
            <text:p>91.224</text:p>
          </table:table-cell>
          <table:table-cell/>
          <table:table-cell office:value-type="float" office:value="6.52" calcext:value-type="float">
            <text:p>6.52</text:p>
          </table:table-cell>
          <table:table-cell/>
          <table:table-cell table:formula="of:==POWER((3*[.F42])/(4 * 3.1446 * [.H42] * [.D42] * [.$L$1]);1/3)/100" office:value-type="float" office:value="0.0000000001114762006" calcext:value-type="float">
            <text:p>1.11476200596967E-10</text:p>
          </table:table-cell>
          <table:table-cell/>
          <table:table-cell table:formula="of:=[.J42]/[.$N$1]" office:value-type="float" office:value="2.10659488543305" calcext:value-type="float">
            <text:p>2.10659488543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2.90638" calcext:value-type="float">
            <text:p>92.90638</text:p>
          </table:table-cell>
          <table:table-cell/>
          <table:table-cell office:value-type="float" office:value="8.57" calcext:value-type="float">
            <text:p>8.57</text:p>
          </table:table-cell>
          <table:table-cell/>
          <table:table-cell table:formula="of:==POWER((3*[.F43])/(4 * 3.1446 * [.H43] * [.D43] * [.$L$1]);1/3)/100" office:value-type="float" office:value="0.00000000009504878166" calcext:value-type="float">
            <text:p>9.50487816563437E-11</text:p>
          </table:table-cell>
          <table:table-cell/>
          <table:table-cell table:formula="of:=[.J43]/[.$N$1]" office:value-type="float" office:value="1.79616165810862" calcext:value-type="float">
            <text:p>1.79616165810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5.96" calcext:value-type="float">
            <text:p>95.96</text:p>
          </table:table-cell>
          <table:table-cell/>
          <table:table-cell office:value-type="float" office:value="10.28" calcext:value-type="float">
            <text:p>10.28</text:p>
          </table:table-cell>
          <table:table-cell/>
          <table:table-cell table:formula="of:==POWER((3*[.F44])/(4 * 3.1446 * [.H44] * [.D44] * [.$L$1]);1/3)/100" office:value-type="float" office:value="0.00000000008509360867" calcext:value-type="float">
            <text:p>8.50936086726222E-11</text:p>
          </table:table-cell>
          <table:table-cell/>
          <table:table-cell table:formula="of:=[.J44]/[.$N$1]" office:value-type="float" office:value="1.60803615348248" calcext:value-type="float">
            <text:p>1.60803615348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=POWER((3*[.F45])/(4 * 3.1446 * [.H45] * [.D45] * [.$L$1]);1/3)/100" office:value-type="float" office:value="0.0000000000795841839" calcext:value-type="float">
            <text:p>7.9584183900951E-11</text:p>
          </table:table-cell>
          <table:table-cell/>
          <table:table-cell table:formula="of:=[.J45]/[.$N$1]" office:value-type="float" office:value="1.50392311425501" calcext:value-type="float">
            <text:p>1.50392311425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1.07" calcext:value-type="float">
            <text:p>101.07</text:p>
          </table:table-cell>
          <table:table-cell/>
          <table:table-cell office:value-type="float" office:value="12.41" calcext:value-type="float">
            <text:p>12.41</text:p>
          </table:table-cell>
          <table:table-cell/>
          <table:table-cell table:formula="of:==POWER((3*[.F46])/(4 * 3.1446 * [.H46] * [.D46] * [.$L$1]);1/3)/100" office:value-type="float" office:value="0.00000000007387573522" calcext:value-type="float">
            <text:p>7.38757352170976E-11</text:p>
          </table:table-cell>
          <table:table-cell/>
          <table:table-cell table:formula="of:=[.J46]/[.$N$1]" office:value-type="float" office:value="1.39604906816477" calcext:value-type="float">
            <text:p>1.39604906816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2.9055" calcext:value-type="float">
            <text:p>102.9055</text:p>
          </table:table-cell>
          <table:table-cell/>
          <table:table-cell office:value-type="float" office:value="12.41" calcext:value-type="float">
            <text:p>12.41</text:p>
          </table:table-cell>
          <table:table-cell/>
          <table:table-cell table:formula="of:==POWER((3*[.F47])/(4 * 3.1446 * [.H47] * [.D47] * [.$L$1]);1/3)/100" office:value-type="float" office:value="0.00000000007145891466" calcext:value-type="float">
            <text:p>7.14589146593838E-11</text:p>
          </table:table-cell>
          <table:table-cell/>
          <table:table-cell table:formula="of:=[.J47]/[.$N$1]" office:value-type="float" office:value="1.35037777870006" calcext:value-type="float">
            <text:p>1.35037777870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6.42" calcext:value-type="float">
            <text:p>106.42</text:p>
          </table:table-cell>
          <table:table-cell/>
          <table:table-cell office:value-type="float" office:value="12.023" calcext:value-type="float">
            <text:p>12.023</text:p>
          </table:table-cell>
          <table:table-cell/>
          <table:table-cell table:formula="of:==POWER((3*[.F48])/(4 * 3.1446 * [.H48] * [.D48] * [.$L$1]);1/3)/100" office:value-type="float" office:value="0.00000000007051017396" calcext:value-type="float">
            <text:p>7.05101739568561E-11</text:p>
          </table:table-cell>
          <table:table-cell/>
          <table:table-cell table:formula="of:=[.J48]/[.$N$1]" office:value-type="float" office:value="1.33244917778934" calcext:value-type="float">
            <text:p>1.33244917778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7.8682" calcext:value-type="float">
            <text:p>107.8682</text:p>
          </table:table-cell>
          <table:table-cell/>
          <table:table-cell office:value-type="float" office:value="10.49" calcext:value-type="float">
            <text:p>10.49</text:p>
          </table:table-cell>
          <table:table-cell/>
          <table:table-cell table:formula="of:==POWER((3*[.F49])/(4 * 3.1446 * [.H49] * [.D49] * [.$L$1]);1/3)/100" office:value-type="float" office:value="0.00000000007180533892" calcext:value-type="float">
            <text:p>7.18053389233462E-11</text:p>
          </table:table-cell>
          <table:table-cell/>
          <table:table-cell table:formula="of:=[.J49]/[.$N$1]" office:value-type="float" office:value="1.35692424851824" calcext:value-type="float">
            <text:p>1.35692424851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12.411" calcext:value-type="float">
            <text:p>112.411</text:p>
          </table:table-cell>
          <table:table-cell/>
          <table:table-cell office:value-type="float" office:value="8.65" calcext:value-type="float">
            <text:p>8.65</text:p>
          </table:table-cell>
          <table:table-cell/>
          <table:table-cell table:formula="of:==POWER((3*[.F50])/(4 * 3.1446 * [.H50] * [.D50] * [.$L$1]);1/3)/100" office:value-type="float" office:value="0.00000000007541402772" calcext:value-type="float">
            <text:p>7.54140277163509E-11</text:p>
          </table:table-cell>
          <table:table-cell/>
          <table:table-cell table:formula="of:=[.J50]/[.$N$1]" office:value-type="float" office:value="1.42511858339648" calcext:value-type="float">
            <text:p>1.42511858339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4.818" calcext:value-type="float">
            <text:p>114.818</text:p>
          </table:table-cell>
          <table:table-cell/>
          <table:table-cell office:value-type="float" office:value="7.31" calcext:value-type="float">
            <text:p>7.31</text:p>
          </table:table-cell>
          <table:table-cell/>
          <table:table-cell table:formula="of:==POWER((3*[.F51])/(4 * 3.1446 * [.H51] * [.D51] * [.$L$1]);1/3)/100" office:value-type="float" office:value="0.00000000007821644381" calcext:value-type="float">
            <text:p>7.8216443813395E-11</text:p>
          </table:table-cell>
          <table:table-cell/>
          <table:table-cell table:formula="of:=[.J51]/[.$N$1]" office:value-type="float" office:value="1.47807657250334" calcext:value-type="float">
            <text:p>1.47807657250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18.71" calcext:value-type="float">
            <text:p>118.71</text:p>
          </table:table-cell>
          <table:table-cell/>
          <table:table-cell office:value-type="float" office:value="7.365" calcext:value-type="float">
            <text:p>7.365</text:p>
          </table:table-cell>
          <table:table-cell office:value-type="string" calcext:value-type="string">
            <text:p>(5.769 – šedá)</text:p>
          </table:table-cell>
          <table:table-cell table:formula="of:==POWER((3*[.F52])/(4 * 3.1446 * [.H52] * [.D52] * [.$L$1]);1/3)/100" office:value-type="float" office:value="0.00000000007696805105" calcext:value-type="float">
            <text:p>7.69680510485447E-11</text:p>
          </table:table-cell>
          <table:table-cell/>
          <table:table-cell table:formula="of:=[.J52]/[.$N$1]" office:value-type="float" office:value="1.45448536828789" calcext:value-type="float">
            <text:p>1.45448536828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21.76" calcext:value-type="float">
            <text:p>121.76</text:p>
          </table:table-cell>
          <table:table-cell/>
          <table:table-cell office:value-type="float" office:value="6.697" calcext:value-type="float">
            <text:p>6.697</text:p>
          </table:table-cell>
          <table:table-cell/>
          <table:table-cell table:formula="of:==POWER((3*[.F53])/(4 * 3.1446 * [.H53] * [.D53] * [.$L$1]);1/3)/100" office:value-type="float" office:value="0.00000000007829956407" calcext:value-type="float">
            <text:p>7.82995640650464E-11</text:p>
          </table:table-cell>
          <table:table-cell/>
          <table:table-cell table:formula="of:=[.J53]/[.$N$1]" office:value-type="float" office:value="1.47964731761366" calcext:value-type="float">
            <text:p>1.47964731761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27.6" calcext:value-type="float">
            <text:p>127.6</text:p>
          </table:table-cell>
          <table:table-cell/>
          <table:table-cell office:value-type="float" office:value="6.24" calcext:value-type="float">
            <text:p>6.24</text:p>
          </table:table-cell>
          <table:table-cell/>
          <table:table-cell table:formula="of:==POWER((3*[.F54])/(4 * 3.1446 * [.H54] * [.D54] * [.$L$1]);1/3)/100" office:value-type="float" office:value="0.00000000007969486715" calcext:value-type="float">
            <text:p>7.96948671471751E-11</text:p>
          </table:table-cell>
          <table:table-cell/>
          <table:table-cell table:formula="of:=[.J54]/[.$N$1]" office:value-type="float" office:value="1.50601472447451" calcext:value-type="float">
            <text:p>1.50601472447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26.90447" calcext:value-type="float">
            <text:p>126.90447</text:p>
          </table:table-cell>
          <table:table-cell/>
          <table:table-cell office:value-type="float" office:value="4.933" calcext:value-type="float">
            <text:p>4.933</text:p>
          </table:table-cell>
          <table:table-cell/>
          <table:table-cell table:formula="of:==POWER((3*[.F55])/(4 * 3.1446 * [.H55] * [.D55] * [.$L$1]);1/3)/100" office:value-type="float" office:value="0.00000000008431158968" calcext:value-type="float">
            <text:p>8.43115896785351E-11</text:p>
          </table:table-cell>
          <table:table-cell/>
          <table:table-cell table:formula="of:=[.J55]/[.$N$1]" office:value-type="float" office:value="1.59325813625159" calcext:value-type="float">
            <text:p>1.59325813625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1.293" calcext:value-type="float">
            <text:p>131.293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table:formula="of:==POWER((3*[.F56])/(4 * 3.1446 * [.H56] * [.D56] * [.$L$1]);1/3)/100" office:value-type="float" office:value="0.00000000009767515475" calcext:value-type="float">
            <text:p>9.76751547507002E-11</text:p>
          </table:table-cell>
          <table:table-cell/>
          <table:table-cell table:formula="of:=[.J56]/[.$N$1]" office:value-type="float" office:value="1.8457929166031" calcext:value-type="float">
            <text:p>1.8457929166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2.9054519" calcext:value-type="float">
            <text:p>132.9054519</text:p>
          </table:table-cell>
          <table:table-cell/>
          <table:table-cell office:value-type="float" office:value="1.93" calcext:value-type="float">
            <text:p>1.93</text:p>
          </table:table-cell>
          <table:table-cell/>
          <table:table-cell table:formula="of:==POWER((3*[.F57])/(4 * 3.1446 * [.H57] * [.D57] * [.$L$1]);1/3)/100" office:value-type="float" office:value="0.00000000030100715071" calcext:value-type="float">
            <text:p>3.01007150707118E-10</text:p>
          </table:table-cell>
          <table:table-cell/>
          <table:table-cell table:formula="of:=[.J57]/[.$N$1]" office:value-type="float" office:value="5.68821076393633" calcext:value-type="float">
            <text:p>5.68821076393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7.327" calcext:value-type="float">
            <text:p>137.327</text:p>
          </table:table-cell>
          <table:table-cell/>
          <table:table-cell office:value-type="float" office:value="3.51" calcext:value-type="float">
            <text:p>3.51</text:p>
          </table:table-cell>
          <table:table-cell/>
          <table:table-cell table:formula="of:==POWER((3*[.F58])/(4 * 3.1446 * [.H58] * [.D58] * [.$L$1]);1/3)/100" office:value-type="float" office:value="0.00000000019787363129" calcext:value-type="float">
            <text:p>1.97873631293056E-10</text:p>
          </table:table-cell>
          <table:table-cell/>
          <table:table-cell table:formula="of:=[.J58]/[.$N$1]" office:value-type="float" office:value="3.73926970431175" calcext:value-type="float">
            <text:p>3.73926970431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8.90547" calcext:value-type="float">
            <text:p>138.90547</text:p>
          </table:table-cell>
          <table:table-cell/>
          <table:table-cell office:value-type="float" office:value="6.17" calcext:value-type="float">
            <text:p>6.17</text:p>
          </table:table-cell>
          <table:table-cell/>
          <table:table-cell table:formula="of:==POWER((3*[.F59])/(4 * 3.1446 * [.H59] * [.D59] * [.$L$1]);1/3)/100" office:value-type="float" office:value="0.00000000014377585541" calcext:value-type="float">
            <text:p>1.43775855407312E-10</text:p>
          </table:table-cell>
          <table:table-cell/>
          <table:table-cell table:formula="of:=[.J59]/[.$N$1]" office:value-type="float" office:value="2.71696990055156" calcext:value-type="float">
            <text:p>2.71696990055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0.116" calcext:value-type="float">
            <text:p>140.116</text:p>
          </table:table-cell>
          <table:table-cell/>
          <table:table-cell office:value-type="float" office:value="6.77" calcext:value-type="float">
            <text:p>6.77</text:p>
          </table:table-cell>
          <table:table-cell/>
          <table:table-cell table:formula="of:==POWER((3*[.F60])/(4 * 3.1446 * [.H60] * [.D60] * [.$L$1]);1/3)/100" office:value-type="float" office:value="0.00000000012701685071" calcext:value-type="float">
            <text:p>1.27016850712164E-10</text:p>
          </table:table-cell>
          <table:table-cell/>
          <table:table-cell table:formula="of:=[.J60]/[.$N$1]" office:value-type="float" office:value="2.40027061059829" calcext:value-type="float">
            <text:p>2.40027061059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0.90765" calcext:value-type="float">
            <text:p>140.90765</text:p>
          </table:table-cell>
          <table:table-cell/>
          <table:table-cell office:value-type="float" office:value="6.77" calcext:value-type="float">
            <text:p>6.77</text:p>
          </table:table-cell>
          <table:table-cell/>
          <table:table-cell table:formula="of:==POWER((3*[.F61])/(4 * 3.1446 * [.H61] * [.D61] * [.$L$1]);1/3)/100" office:value-type="float" office:value="0.00000000011813364836" calcext:value-type="float">
            <text:p>1.18133648359178E-10</text:p>
          </table:table-cell>
          <table:table-cell/>
          <table:table-cell table:formula="of:=[.J61]/[.$N$1]" office:value-type="float" office:value="2.23240241502959" calcext:value-type="float">
            <text:p>2.23240241502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4.242" calcext:value-type="float">
            <text:p>144.242</text:p>
          </table:table-cell>
          <table:table-cell/>
          <table:table-cell office:value-type="float" office:value="7.01" calcext:value-type="float">
            <text:p>7.01</text:p>
          </table:table-cell>
          <table:table-cell/>
          <table:table-cell table:formula="of:==POWER((3*[.F62])/(4 * 3.1446 * [.H62] * [.D62] * [.$L$1]);1/3)/100" office:value-type="float" office:value="0.00000000011074457803" calcext:value-type="float">
            <text:p>1.10744578030526E-10</text:p>
          </table:table-cell>
          <table:table-cell/>
          <table:table-cell table:formula="of:=[.J62]/[.$N$1]" office:value-type="float" office:value="2.09276922266128" calcext:value-type="float">
            <text:p>2.09276922266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7.26" calcext:value-type="float">
            <text:p>7.26</text:p>
          </table:table-cell>
          <table:table-cell/>
          <table:table-cell table:formula="of:==POWER((3*[.F63])/(4 * 3.1446 * [.H63] * [.D63] * [.$L$1]);1/3)/100" office:value-type="float" office:value="0.00000000010415803166" calcext:value-type="float">
            <text:p>1.04158031655681E-10</text:p>
          </table:table-cell>
          <table:table-cell/>
          <table:table-cell table:formula="of:=[.J63]/[.$N$1]" office:value-type="float" office:value="1.96830153510454" calcext:value-type="float">
            <text:p>1.96830153510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50.36" calcext:value-type="float">
            <text:p>150.36</text:p>
          </table:table-cell>
          <table:table-cell/>
          <table:table-cell office:value-type="float" office:value="7.52" calcext:value-type="float">
            <text:p>7.52</text:p>
          </table:table-cell>
          <table:table-cell/>
          <table:table-cell table:formula="of:==POWER((3*[.F64])/(4 * 3.1446 * [.H64] * [.D64] * [.$L$1]);1/3)/100" office:value-type="float" office:value="0.00000000009966051952" calcext:value-type="float">
            <text:p>9.96605195244992E-11</text:p>
          </table:table-cell>
          <table:table-cell/>
          <table:table-cell table:formula="of:=[.J64]/[.$N$1]" office:value-type="float" office:value="1.8833108734029" calcext:value-type="float">
            <text:p>1.8833108734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51.964" calcext:value-type="float">
            <text:p>151.964</text:p>
          </table:table-cell>
          <table:table-cell/>
          <table:table-cell office:value-type="float" office:value="5.264" calcext:value-type="float">
            <text:p>5.264</text:p>
          </table:table-cell>
          <table:table-cell/>
          <table:table-cell table:formula="of:==POWER((3*[.F65])/(4 * 3.1446 * [.H65] * [.D65] * [.$L$1]);1/3)/100" office:value-type="float" office:value="0.00000000010830348355" calcext:value-type="float">
            <text:p>1.08303483550119E-10</text:p>
          </table:table-cell>
          <table:table-cell/>
          <table:table-cell table:formula="of:=[.J65]/[.$N$1]" office:value-type="float" office:value="2.04663922253798" calcext:value-type="float">
            <text:p>2.04663922253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57.25" calcext:value-type="float">
            <text:p>157.25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formula="of:==POWER((3*[.F66])/(4 * 3.1446 * [.H66] * [.D66] * [.$L$1]);1/3)/100" office:value-type="float" office:value="0.00000000009237820189" calcext:value-type="float">
            <text:p>9.23782018863133E-11</text:p>
          </table:table-cell>
          <table:table-cell/>
          <table:table-cell table:formula="of:=[.J66]/[.$N$1]" office:value-type="float" office:value="1.74569501451509" calcext:value-type="float">
            <text:p>1.74569501451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58.92535" calcext:value-type="float">
            <text:p>158.92535</text:p>
          </table:table-cell>
          <table:table-cell/>
          <table:table-cell office:value-type="float" office:value="8.23" calcext:value-type="float">
            <text:p>8.23</text:p>
          </table:table-cell>
          <table:table-cell/>
          <table:table-cell table:formula="of:==POWER((3*[.F67])/(4 * 3.1446 * [.H67] * [.D67] * [.$L$1]);1/3)/100" office:value-type="float" office:value="0.00000000008858942218" calcext:value-type="float">
            <text:p>8.85894221803847E-11</text:p>
          </table:table-cell>
          <table:table-cell/>
          <table:table-cell table:formula="of:=[.J67]/[.$N$1]" office:value-type="float" office:value="1.67409745460724" calcext:value-type="float">
            <text:p>1.67409745460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2.5" calcext:value-type="float">
            <text:p>162.5</text:p>
          </table:table-cell>
          <table:table-cell/>
          <table:table-cell office:value-type="float" office:value="8.54" calcext:value-type="float">
            <text:p>8.54</text:p>
          </table:table-cell>
          <table:table-cell/>
          <table:table-cell table:formula="of:==POWER((3*[.F68])/(4 * 3.1446 * [.H68] * [.D68] * [.$L$1]);1/3)/100" office:value-type="float" office:value="0.00000000008563534792" calcext:value-type="float">
            <text:p>8.56353479157359E-11</text:p>
          </table:table-cell>
          <table:table-cell/>
          <table:table-cell table:formula="of:=[.J68]/[.$N$1]" office:value-type="float" office:value="1.61827354148701" calcext:value-type="float">
            <text:p>1.61827354148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4.93032" calcext:value-type="float">
            <text:p>164.93032</text:p>
          </table:table-cell>
          <table:table-cell/>
          <table:table-cell office:value-type="float" office:value="8.79" calcext:value-type="float">
            <text:p>8.79</text:p>
          </table:table-cell>
          <table:table-cell/>
          <table:table-cell table:formula="of:==POWER((3*[.F69])/(4 * 3.1446 * [.H69] * [.D69] * [.$L$1]);1/3)/100" office:value-type="float" office:value="0.00000000008299228876" calcext:value-type="float">
            <text:p>8.2992288759032E-11</text:p>
          </table:table-cell>
          <table:table-cell/>
          <table:table-cell table:formula="of:=[.J69]/[.$N$1]" office:value-type="float" office:value="1.56832696211317" calcext:value-type="float">
            <text:p>1.56832696211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7.259" calcext:value-type="float">
            <text:p>167.259</text:p>
          </table:table-cell>
          <table:table-cell/>
          <table:table-cell office:value-type="float" office:value="9.066" calcext:value-type="float">
            <text:p>9.066</text:p>
          </table:table-cell>
          <table:table-cell/>
          <table:table-cell table:formula="of:==POWER((3*[.F70])/(4 * 3.1446 * [.H70] * [.D70] * [.$L$1]);1/3)/100" office:value-type="float" office:value="0.00000000008051254696" calcext:value-type="float">
            <text:p>8.05125469613091E-11</text:p>
          </table:table-cell>
          <table:table-cell/>
          <table:table-cell table:formula="of:=[.J70]/[.$N$1]" office:value-type="float" office:value="1.52146663353807" calcext:value-type="float">
            <text:p>1.52146663353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8.93421" calcext:value-type="float">
            <text:p>168.93421</text:p>
          </table:table-cell>
          <table:table-cell/>
          <table:table-cell office:value-type="float" office:value="9.32" calcext:value-type="float">
            <text:p>9.32</text:p>
          </table:table-cell>
          <table:table-cell/>
          <table:table-cell table:formula="of:==POWER((3*[.F71])/(4 * 3.1446 * [.H71] * [.D71] * [.$L$1]);1/3)/100" office:value-type="float" office:value="0.00000000007822011706" calcext:value-type="float">
            <text:p>7.82201170636002E-11</text:p>
          </table:table-cell>
          <table:table-cell/>
          <table:table-cell table:formula="of:=[.J71]/[.$N$1]" office:value-type="float" office:value="1.47814598687209" calcext:value-type="float">
            <text:p>1.4781459868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3.054" calcext:value-type="float">
            <text:p>173.054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table:formula="of:==POWER((3*[.F72])/(4 * 3.1446 * [.H72] * [.D72] * [.$L$1]);1/3)/100" office:value-type="float" office:value="0.00000000008530722992" calcext:value-type="float">
            <text:p>8.53072299237178E-11</text:p>
          </table:table-cell>
          <table:table-cell/>
          <table:table-cell table:formula="of:=[.J72]/[.$N$1]" office:value-type="float" office:value="1.61207301007221" calcext:value-type="float">
            <text:p>1.61207301007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4.9668" calcext:value-type="float">
            <text:p>174.9668</text:p>
          </table:table-cell>
          <table:table-cell/>
          <table:table-cell office:value-type="float" office:value="9.841" calcext:value-type="float">
            <text:p>9.841</text:p>
          </table:table-cell>
          <table:table-cell/>
          <table:table-cell table:formula="of:==POWER((3*[.F73])/(4 * 3.1446 * [.H73] * [.D73] * [.$L$1]);1/3)/100" office:value-type="float" office:value="0.00000000007454253346" calcext:value-type="float">
            <text:p>7.45425334560279E-11</text:p>
          </table:table-cell>
          <table:table-cell/>
          <table:table-cell table:formula="of:=[.J73]/[.$N$1]" office:value-type="float" office:value="1.40864972868445" calcext:value-type="float">
            <text:p>1.40864972868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8.49" calcext:value-type="float">
            <text:p>178.49</text:p>
          </table:table-cell>
          <table:table-cell/>
          <table:table-cell office:value-type="float" office:value="13.31" calcext:value-type="float">
            <text:p>13.31</text:p>
          </table:table-cell>
          <table:table-cell/>
          <table:table-cell table:formula="of:==POWER((3*[.F74])/(4 * 3.1446 * [.H74] * [.D74] * [.$L$1]);1/3)/100" office:value-type="float" office:value="0.00000000006657371002" calcext:value-type="float">
            <text:p>6.65737100155775E-11</text:p>
          </table:table-cell>
          <table:table-cell/>
          <table:table-cell table:formula="of:=[.J74]/[.$N$1]" office:value-type="float" office:value="1.2580607903041" calcext:value-type="float">
            <text:p>1.2580607903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80.94788" calcext:value-type="float">
            <text:p>180.94788</text:p>
          </table:table-cell>
          <table:table-cell/>
          <table:table-cell office:value-type="float" office:value="16.69" calcext:value-type="float">
            <text:p>16.69</text:p>
          </table:table-cell>
          <table:table-cell/>
          <table:table-cell table:formula="of:==POWER((3*[.F75])/(4 * 3.1446 * [.H75] * [.D75] * [.$L$1]);1/3)/100" office:value-type="float" office:value="0.00000000006091106189" calcext:value-type="float">
            <text:p>6.09110618935683E-11</text:p>
          </table:table-cell>
          <table:table-cell/>
          <table:table-cell table:formula="of:=[.J75]/[.$N$1]" office:value-type="float" office:value="1.15105224939626" calcext:value-type="float">
            <text:p>1.15105224939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3.84" calcext:value-type="float">
            <text:p>183.84</text:p>
          </table:table-cell>
          <table:table-cell/>
          <table:table-cell office:value-type="float" office:value="19.25" calcext:value-type="float">
            <text:p>19.25</text:p>
          </table:table-cell>
          <table:table-cell/>
          <table:table-cell table:formula="of:==POWER((3*[.F76])/(4 * 3.1446 * [.H76] * [.D76] * [.$L$1]);1/3)/100" office:value-type="float" office:value="0.0000000000573994958" calcext:value-type="float">
            <text:p>5.73994958045938E-11</text:p>
          </table:table-cell>
          <table:table-cell/>
          <table:table-cell table:formula="of:=[.J76]/[.$N$1]" office:value-type="float" office:value="1.08469326762903" calcext:value-type="float">
            <text:p>1.08469326762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86.207" calcext:value-type="float">
            <text:p>186.207</text:p>
          </table:table-cell>
          <table:table-cell/>
          <table:table-cell office:value-type="float" office:value="21.02" calcext:value-type="float">
            <text:p>21.02</text:p>
          </table:table-cell>
          <table:table-cell/>
          <table:table-cell table:formula="of:==POWER((3*[.F77])/(4 * 3.1446 * [.H77] * [.D77] * [.$L$1]);1/3)/100" office:value-type="float" office:value="0.00000000005507607499" calcext:value-type="float">
            <text:p>5.5076074987394E-11</text:p>
          </table:table-cell>
          <table:table-cell/>
          <table:table-cell table:formula="of:=[.J77]/[.$N$1]" office:value-type="float" office:value="1.04078697746116" calcext:value-type="float">
            <text:p>1.04078697746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90.23" calcext:value-type="float">
            <text:p>190.23</text:p>
          </table:table-cell>
          <table:table-cell/>
          <table:table-cell office:value-type="float" office:value="22.59" calcext:value-type="float">
            <text:p>22.59</text:p>
          </table:table-cell>
          <table:table-cell/>
          <table:table-cell table:formula="of:==POWER((3*[.F78])/(4 * 3.1446 * [.H78] * [.D78] * [.$L$1]);1/3)/100" office:value-type="float" office:value="0.00000000005332059852" calcext:value-type="float">
            <text:p>5.33205985200425E-11</text:p>
          </table:table-cell>
          <table:table-cell/>
          <table:table-cell table:formula="of:=[.J78]/[.$N$1]" office:value-type="float" office:value="1.00761328004578" calcext:value-type="float">
            <text:p>1.00761328004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92.217" calcext:value-type="float">
            <text:p>192.217</text:p>
          </table:table-cell>
          <table:table-cell/>
          <table:table-cell office:value-type="float" office:value="22.56" calcext:value-type="float">
            <text:p>22.56</text:p>
          </table:table-cell>
          <table:table-cell/>
          <table:table-cell table:formula="of:==POWER((3*[.F79])/(4 * 3.1446 * [.H79] * [.D79] * [.$L$1]);1/3)/100" office:value-type="float" office:value="0.00000000005274200126" calcext:value-type="float">
            <text:p>5.27420012606784E-11</text:p>
          </table:table-cell>
          <table:table-cell/>
          <table:table-cell table:formula="of:=[.J79]/[.$N$1]" office:value-type="float" office:value="0.996679376479144" calcext:value-type="float">
            <text:p>0.996679376479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95.084" calcext:value-type="float">
            <text:p>195.084</text:p>
          </table:table-cell>
          <table:table-cell/>
          <table:table-cell office:value-type="float" office:value="21.45" calcext:value-type="float">
            <text:p>21.45</text:p>
          </table:table-cell>
          <table:table-cell/>
          <table:table-cell table:formula="of:==POWER((3*[.F80])/(4 * 3.1446 * [.H80] * [.D80] * [.$L$1]);1/3)/100" office:value-type="float" office:value="0.00000000005314258651" calcext:value-type="float">
            <text:p>5.31425865053357E-11</text:p>
          </table:table-cell>
          <table:table-cell/>
          <table:table-cell table:formula="of:=[.J80]/[.$N$1]" office:value-type="float" office:value="1.00424934049887" calcext:value-type="float">
            <text:p>1.00424934049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96.966569" calcext:value-type="float">
            <text:p>196.966569</text:p>
          </table:table-cell>
          <table:table-cell/>
          <table:table-cell office:value-type="float" office:value="19.3" calcext:value-type="float">
            <text:p>19.3</text:p>
          </table:table-cell>
          <table:table-cell/>
          <table:table-cell table:formula="of:==POWER((3*[.F81])/(4 * 3.1446 * [.H81] * [.D81] * [.$L$1]);1/3)/100" office:value-type="float" office:value="0.00000000005447702522" calcext:value-type="float">
            <text:p>5.44770252171394E-11</text:p>
          </table:table-cell>
          <table:table-cell/>
          <table:table-cell table:formula="of:=[.J81]/[.$N$1]" office:value-type="float" office:value="1.02946657745309" calcext:value-type="float">
            <text:p>1.02946657745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00.59" calcext:value-type="float">
            <text:p>200.59</text:p>
          </table:table-cell>
          <table:table-cell/>
          <table:table-cell office:value-type="float" office:value="13.534" calcext:value-type="float">
            <text:p>13.534</text:p>
          </table:table-cell>
          <table:table-cell/>
          <table:table-cell table:formula="of:==POWER((3*[.F82])/(4 * 3.1446 * [.H82] * [.D82] * [.$L$1]);1/3)/100" office:value-type="float" office:value="0.00000000006089078454" calcext:value-type="float">
            <text:p>6.08907845425743E-11</text:p>
          </table:table-cell>
          <table:table-cell/>
          <table:table-cell table:formula="of:=[.J82]/[.$N$1]" office:value-type="float" office:value="1.15066906299714" calcext:value-type="float">
            <text:p>1.15066906299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04.3833" calcext:value-type="float">
            <text:p>204.3833</text:p>
          </table:table-cell>
          <table:table-cell/>
          <table:table-cell office:value-type="float" office:value="11.85" calcext:value-type="float">
            <text:p>11.85</text:p>
          </table:table-cell>
          <table:table-cell/>
          <table:table-cell table:formula="of:==POWER((3*[.F83])/(4 * 3.1446 * [.H83] * [.D83] * [.$L$1]);1/3)/100" office:value-type="float" office:value="0.00000000006324643943" calcext:value-type="float">
            <text:p>6.32464394290588E-11</text:p>
          </table:table-cell>
          <table:table-cell/>
          <table:table-cell table:formula="of:=[.J83]/[.$N$1]" office:value-type="float" office:value="1.19518448879331" calcext:value-type="float">
            <text:p>1.19518448879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07.2" calcext:value-type="float">
            <text:p>207.2</text:p>
          </table:table-cell>
          <table:table-cell/>
          <table:table-cell office:value-type="float" office:value="11.34" calcext:value-type="float">
            <text:p>11.34</text:p>
          </table:table-cell>
          <table:table-cell/>
          <table:table-cell table:formula="of:==POWER((3*[.F84])/(4 * 3.1446 * [.H84] * [.D84] * [.$L$1]);1/3)/100" office:value-type="float" office:value="0.00000000006369732662" calcext:value-type="float">
            <text:p>6.36973266212036E-11</text:p>
          </table:table-cell>
          <table:table-cell/>
          <table:table-cell table:formula="of:=[.J84]/[.$N$1]" office:value-type="float" office:value="1.20370502185591" calcext:value-type="float">
            <text:p>1.20370502185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08.9804" calcext:value-type="float">
            <text:p>208.9804</text:p>
          </table:table-cell>
          <table:table-cell/>
          <table:table-cell office:value-type="float" office:value="9.78" calcext:value-type="float">
            <text:p>9.78</text:p>
          </table:table-cell>
          <table:table-cell/>
          <table:table-cell table:formula="of:==POWER((3*[.F85])/(4 * 3.1446 * [.H85] * [.D85] * [.$L$1]);1/3)/100" office:value-type="float" office:value="0.00000000006632916826" calcext:value-type="float">
            <text:p>6.63291682577297E-11</text:p>
          </table:table-cell>
          <table:table-cell/>
          <table:table-cell table:formula="of:=[.J85]/[.$N$1]" office:value-type="float" office:value="1.25343962082041" calcext:value-type="float">
            <text:p>1.2534396208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9.398" calcext:value-type="float">
            <text:p>9.398</text:p>
          </table:table-cell>
          <table:table-cell office:value-type="string" calcext:value-type="string">
            <text:p>(9.169 – alfa)</text:p>
          </table:table-cell>
          <table:table-cell table:formula="of:==POWER((3*[.F86])/(4 * 3.1446 * [.H86] * [.D86] * [.$L$1]);1/3)/100" office:value-type="float" office:value="0.00000000006646273066" calcext:value-type="float">
            <text:p>6.64627306585628E-11</text:p>
          </table:table-cell>
          <table:table-cell/>
          <table:table-cell table:formula="of:=[.J86]/[.$N$1]" office:value-type="float" office:value="1.25596358440164" calcext:value-type="float">
            <text:p>1.2559635844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table:formula="of:==POWER((3*[.F87])/(4 * 3.1446 * [.H87] * [.D87] * [.$L$1]);1/3)/100" office:value-type="float" office:value="0.00000000007445543382" calcext:value-type="float">
            <text:p>7.44554338152102E-11</text:p>
          </table:table-cell>
          <table:table-cell/>
          <table:table-cell table:formula="of:=[.J87]/[.$N$1]" office:value-type="float" office:value="1.40700378401745" calcext:value-type="float">
            <text:p>1.40700378401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table:formula="of:==POWER((3*[.F88])/(4 * 3.1446 * [.H88] * [.D88] * [.$L$1]);1/3)/100" office:value-type="float" office:value="0.00000000008547355292" calcext:value-type="float">
            <text:p>8.54735529189076E-11</text:p>
          </table:table-cell>
          <table:table-cell/>
          <table:table-cell table:formula="of:=[.J88]/[.$N$1]" office:value-type="float" office:value="1.61521605916359" calcext:value-type="float">
            <text:p>1.61521605916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.29" calcext:value-type="float">
            <text:p>2.29</text:p>
          </table:table-cell>
          <table:table-cell/>
          <table:table-cell table:formula="of:==POWER((3*[.F89])/(4 * 3.1446 * [.H89] * [.D89] * [.$L$1]);1/3)/100" office:value-type="float" office:value="0.00000000033786103687" calcext:value-type="float">
            <text:p>3.37861036869392E-10</text:p>
          </table:table-cell>
          <table:table-cell/>
          <table:table-cell table:formula="of:=[.J89]/[.$N$1]" office:value-type="float" office:value="6.3846482786886" calcext:value-type="float">
            <text:p>6.3846482786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=POWER((3*[.F90])/(4 * 3.1446 * [.H90] * [.D90] * [.$L$1]);1/3)/100" office:value-type="float" office:value="0.00000000020762730332" calcext:value-type="float">
            <text:p>2.07627303324919E-10</text:p>
          </table:table-cell>
          <table:table-cell/>
          <table:table-cell table:formula="of:=[.J90]/[.$N$1]" office:value-type="float" office:value="3.92358739280922" calcext:value-type="float">
            <text:p>3.92358739280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10.062" calcext:value-type="float">
            <text:p>10.062</text:p>
          </table:table-cell>
          <table:table-cell/>
          <table:table-cell table:formula="of:==POWER((3*[.F91])/(4 * 3.1446 * [.H91] * [.D91] * [.$L$1]);1/3)/100" office:value-type="float" office:value="0.00000000014387601931" calcext:value-type="float">
            <text:p>1.43876019309543E-10</text:p>
          </table:table-cell>
          <table:table-cell/>
          <table:table-cell table:formula="of:=[.J91]/[.$N$1]" office:value-type="float" office:value="2.71886272397947" calcext:value-type="float">
            <text:p>2.71886272397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32.03806" calcext:value-type="float">
            <text:p>232.03806</text:p>
          </table:table-cell>
          <table:table-cell/>
          <table:table-cell office:value-type="float" office:value="11.724" calcext:value-type="float">
            <text:p>11.724</text:p>
          </table:table-cell>
          <table:table-cell/>
          <table:table-cell table:formula="of:==POWER((3*[.F92])/(4 * 3.1446 * [.H92] * [.D92] * [.$L$1]);1/3)/100" office:value-type="float" office:value="0.00000000012513807172" calcext:value-type="float">
            <text:p>1.25138071717085E-10</text:p>
          </table:table-cell>
          <table:table-cell/>
          <table:table-cell table:formula="of:=[.J92]/[.$N$1]" office:value-type="float" office:value="2.36476683310409" calcext:value-type="float">
            <text:p>2.36476683310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31.03588" calcext:value-type="float">
            <text:p>231.03588</text:p>
          </table:table-cell>
          <table:table-cell/>
          <table:table-cell office:value-type="float" office:value="15.374" calcext:value-type="float">
            <text:p>15.374</text:p>
          </table:table-cell>
          <table:table-cell office:value-type="string" calcext:value-type="string">
            <text:p>(13.87 – beta)</text:p>
          </table:table-cell>
          <table:table-cell table:formula="of:==POWER((3*[.F93])/(4 * 3.1446 * [.H93] * [.D93] * [.$L$1]);1/3)/100" office:value-type="float" office:value="0.00000000010597965475" calcext:value-type="float">
            <text:p>1.0597965475137E-10</text:p>
          </table:table-cell>
          <table:table-cell/>
          <table:table-cell table:formula="of:=[.J93]/[.$N$1]" office:value-type="float" office:value="2.0027252226362" calcext:value-type="float">
            <text:p>2.0027252226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38.02891" calcext:value-type="float">
            <text:p>238.02891</text:p>
          </table:table-cell>
          <table:table-cell/>
          <table:table-cell office:value-type="float" office:value="19.01" calcext:value-type="float">
            <text:p>19.01</text:p>
          </table:table-cell>
          <table:table-cell office:value-type="string" calcext:value-type="string">
            <text:p>(18.108 – beta, 18.06 – gamma)</text:p>
          </table:table-cell>
          <table:table-cell table:formula="of:==POWER((3*[.F94])/(4 * 3.1446 * [.H94] * [.D94] * [.$L$1]);1/3)/100" office:value-type="float" office:value="0.00000000009384556727" calcext:value-type="float">
            <text:p>9.38455672697644E-11</text:p>
          </table:table-cell>
          <table:table-cell/>
          <table:table-cell table:formula="of:=[.J94]/[.$N$1]" office:value-type="float" office:value="1.77342420151004" calcext:value-type="float">
            <text:p>1.77342420151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float" office:value="20.464" calcext:value-type="float">
            <text:p>20.464</text:p>
          </table:table-cell>
          <table:table-cell office:value-type="string" calcext:value-type="string">
            <text:p>(19.369– beta, 18.00 – gamma)</text:p>
          </table:table-cell>
          <table:table-cell table:formula="of:==POWER((3*[.F95])/(4 * 3.1446 * [.H95] * [.D95] * [.$L$1]);1/3)/100" office:value-type="float" office:value="0.00000000008685635034" calcext:value-type="float">
            <text:p>8.68563503438371E-11</text:p>
          </table:table-cell>
          <table:table-cell/>
          <table:table-cell table:formula="of:=[.J95]/[.$N$1]" office:value-type="float" office:value="1.64134714335328" calcext:value-type="float">
            <text:p>1.64134714335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4" calcext:value-type="float">
            <text:p>244</text:p>
          </table:table-cell>
          <table:table-cell/>
          <table:table-cell office:value-type="float" office:value="19.816" calcext:value-type="float">
            <text:p>19.816</text:p>
          </table:table-cell>
          <table:table-cell office:value-type="string" calcext:value-type="string">
            <text:p>(17.77– beta, 17.19– gamma, 15.92 - delta, 16.48 – eta)</text:p>
          </table:table-cell>
          <table:table-cell table:formula="of:==POWER((3*[.F96])/(4 * 3.1446 * [.H96] * [.D96] * [.$L$1]);1/3)/100" office:value-type="float" office:value="0.00000000008478966751" calcext:value-type="float">
            <text:p>8.47896675065719E-11</text:p>
          </table:table-cell>
          <table:table-cell/>
          <table:table-cell table:formula="of:=[.J96]/[.$N$1]" office:value-type="float" office:value="1.6022924978641" calcext:value-type="float">
            <text:p>1.6022924978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float" office:value="13.78" calcext:value-type="float">
            <text:p>13.78</text:p>
          </table:table-cell>
          <table:table-cell office:value-type="string" calcext:value-type="string">
            <text:p>(13.67 – beta)</text:p>
          </table:table-cell>
          <table:table-cell table:formula="of:==POWER((3*[.F97])/(4 * 3.1446 * [.H97] * [.D97] * [.$L$1]);1/3)/100" office:value-type="float" office:value="0.000000000091893861" calcext:value-type="float">
            <text:p>9.18938610003413E-11</text:p>
          </table:table-cell>
          <table:table-cell/>
          <table:table-cell table:formula="of:=[.J97]/[.$N$1]" office:value-type="float" office:value="1.73654229826059" calcext:value-type="float">
            <text:p>1.73654229826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13.68" calcext:value-type="float">
            <text:p>13.68</text:p>
          </table:table-cell>
          <table:table-cell/>
          <table:table-cell table:formula="of:==POWER((3*[.F98])/(4 * 3.1446 * [.H98] * [.D98] * [.$L$1]);1/3)/100" office:value-type="float" office:value="0.00000000008942355593" calcext:value-type="float">
            <text:p>8.9423555928356E-11</text:p>
          </table:table-cell>
          <table:table-cell/>
          <table:table-cell table:formula="of:=[.J98]/[.$N$1]" office:value-type="float" office:value="1.68986029795706" calcext:value-type="float">
            <text:p>1.68986029795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14.78" calcext:value-type="float">
            <text:p>14.78</text:p>
          </table:table-cell>
          <table:table-cell/>
          <table:table-cell table:formula="of:==POWER((3*[.F99])/(4 * 3.1446 * [.H99] * [.D99] * [.$L$1]);1/3)/100" office:value-type="float" office:value="0.00000000008442251028" calcext:value-type="float">
            <text:p>8.44225102834228E-11</text:p>
          </table:table-cell>
          <table:table-cell/>
          <table:table-cell table:formula="of:=[.J99]/[.$N$1]" office:value-type="float" office:value="1.59535423189976" calcext:value-type="float">
            <text:p>1.59535423189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=POWER((3*[.F100])/(4 * 3.1446 * [.H100] * [.D100] * [.$L$1]);1/3)/100" office:value-type="float" office:value="0.00000000008395304709" calcext:value-type="float">
            <text:p>8.39530470913391E-11</text:p>
          </table:table-cell>
          <table:table-cell/>
          <table:table-cell table:formula="of:=[.J100]/[.$N$1]" office:value-type="float" office:value="1.5864826633134" calcext:value-type="float">
            <text:p>1.586482663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float" office:value="8.84" calcext:value-type="float">
            <text:p>8.84</text:p>
          </table:table-cell>
          <table:table-cell/>
          <table:table-cell table:formula="of:==POWER((3*[.F101])/(4 * 3.1446 * [.H101] * [.D101] * [.$L$1]);1/3)/100" office:value-type="float" office:value="0.00000000009540767035" calcext:value-type="float">
            <text:p>9.54076703541614E-11</text:p>
          </table:table-cell>
          <table:table-cell/>
          <table:table-cell table:formula="of:=[.J101]/[.$N$1]" office:value-type="float" office:value="1.80294367158965" calcext:value-type="float">
            <text:p>1.80294367158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57" calcext:value-type="float">
            <text:p>257</text:p>
          </table:table-cell>
          <table:table-cell/>
          <table:table-cell table:style-name="ce1" office:value-type="float" office:value="9.71" calcext:value-type="float">
            <text:p>9.71</text:p>
          </table:table-cell>
          <table:table-cell/>
          <table:table-cell table:style-name="ce1" table:formula="of:==POWER((3*[.F102])/(4 * 3.1446 * [.H102] * [.D102] * [.$L$1]);1/3)/100" office:value-type="float" office:value="0.00000000009080510596" calcext:value-type="float">
            <text:p>9.08051059645699E-11</text:p>
          </table:table-cell>
          <table:table-cell/>
          <table:table-cell table:style-name="ce1" table:formula="of:=[.J102]/[.$N$1]" office:value-type="float" office:value="1.71596780991632" calcext:value-type="float">
            <text:p>1.71596780991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table:style-name="ce1" office:value-type="float" office:value="10.3" calcext:value-type="float">
            <text:p>10.3</text:p>
          </table:table-cell>
          <table:table-cell/>
          <table:table-cell table:style-name="ce1" table:formula="of:==POWER((3*[.F103])/(4 * 3.1446 * [.H103] * [.D103] * [.$L$1]);1/3)/100" office:value-type="float" office:value="0.00000000008712552158" calcext:value-type="float">
            <text:p>8.71255215815781E-11</text:p>
          </table:table-cell>
          <table:table-cell/>
          <table:table-cell table:style-name="ce1" table:formula="of:=[.J103]/[.$N$1]" office:value-type="float" office:value="1.64643374255288" calcext:value-type="float">
            <text:p>1.64643374255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style-name="ce1" office:value-type="float" office:value="9.94" calcext:value-type="float">
            <text:p>9.94</text:p>
          </table:table-cell>
          <table:table-cell/>
          <table:table-cell table:style-name="ce1" table:formula="of:==POWER((3*[.F104])/(4 * 3.1446 * [.H104] * [.D104] * [.$L$1]);1/3)/100" office:value-type="float" office:value="0.00000000008639980905" calcext:value-type="float">
            <text:p>8.6399809048525E-11</text:p>
          </table:table-cell>
          <table:table-cell/>
          <table:table-cell table:style-name="ce1" table:formula="of:=[.J104]/[.$N$1]" office:value-type="float" office:value="1.63271976322601" calcext:value-type="float">
            <text:p>1.63271976322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table:style-name="ce1" office:value-type="float" office:value="14.4" calcext:value-type="float">
            <text:p>14.4</text:p>
          </table:table-cell>
          <table:table-cell/>
          <table:table-cell table:style-name="ce1" table:formula="of:==POWER((3*[.F105])/(4 * 3.1446 * [.H105] * [.D105] * [.$L$1]);1/3)/100" office:value-type="float" office:value="0.00000000007511816025" calcext:value-type="float">
            <text:p>7.51181602534702E-11</text:p>
          </table:table-cell>
          <table:table-cell/>
          <table:table-cell table:style-name="ce1" table:formula="of:=[.J105]/[.$N$1]" office:value-type="float" office:value="1.41952749865613" calcext:value-type="float">
            <text:p>1.41952749865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/>
          <table:table-cell table:style-name="ce1" table:formula="of:==POWER((3*[.F106])/(4 * 3.1446 * [.H106] * [.D106] * [.$L$1]);1/3)/100" office:value-type="float" office:value="0.00000000006328928091" calcext:value-type="float">
            <text:p>6.32892809067158E-11</text:p>
          </table:table-cell>
          <table:table-cell/>
          <table:table-cell table:style-name="ce1" table:formula="of:=[.J106]/[.$N$1]" office:value-type="float" office:value="1.19599407538878" calcext:value-type="float">
            <text:p>1.19599407538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68" calcext:value-type="float">
            <text:p>268</text:p>
          </table:table-cell>
          <table:table-cell/>
          <table:table-cell table:style-name="ce1" office:value-type="float" office:value="21.6" calcext:value-type="float">
            <text:p>21.6</text:p>
          </table:table-cell>
          <table:table-cell/>
          <table:table-cell table:style-name="ce1" table:formula="of:==POWER((3*[.F107])/(4 * 3.1446 * [.H107] * [.D107] * [.$L$1]);1/3)/100" office:value-type="float" office:value="0.00000000006371242435" calcext:value-type="float">
            <text:p>6.37124243526582E-11</text:p>
          </table:table-cell>
          <table:table-cell/>
          <table:table-cell table:style-name="ce1" table:formula="of:=[.J107]/[.$N$1]" office:value-type="float" office:value="1.20399032763144" calcext:value-type="float">
            <text:p>1.20399032763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71" calcext:value-type="float">
            <text:p>271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/>
          <table:table-cell table:style-name="ce1" table:formula="of:==POWER((3*[.F108])/(4 * 3.1446 * [.H108] * [.D108] * [.$L$1]);1/3)/100" office:value-type="float" office:value="0.00000000006069566417" calcext:value-type="float">
            <text:p>6.06956641748638E-11</text:p>
          </table:table-cell>
          <table:table-cell/>
          <table:table-cell table:style-name="ce1" table:formula="of:=[.J108]/[.$N$1]" office:value-type="float" office:value="1.14698182243403" calcext:value-type="float">
            <text:p>1.14698182243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72" calcext:value-type="float">
            <text:p>272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1" table:formula="of:==POWER((3*[.F109])/(4 * 3.1446 * [.H109] * [.D109] * [.$L$1]);1/3)/100" office:value-type="float" office:value="0.00000000005748796455" calcext:value-type="float">
            <text:p>5.74879645457555E-11</text:p>
          </table:table-cell>
          <table:table-cell/>
          <table:table-cell table:style-name="ce1" table:formula="of:=[.J109]/[.$N$1]" office:value-type="float" office:value="1.0863650845429" calcext:value-type="float">
            <text:p>1.0863650845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/>
          <table:table-cell table:style-name="ce1" table:formula="of:==POWER((3*[.F110])/(4 * 3.1446 * [.H110] * [.D110] * [.$L$1]);1/3)/100" office:value-type="float" office:value="0.00000000005513524966" calcext:value-type="float">
            <text:p>5.51352496590779E-11</text:p>
          </table:table-cell>
          <table:table-cell/>
          <table:table-cell table:style-name="ce1" table:formula="of:=[.J110]/[.$N$1]" office:value-type="float" office:value="1.04190521669114" calcext:value-type="float">
            <text:p>1.04190521669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table:style-name="ce1" office:value-type="float" office:value="37.4" calcext:value-type="float">
            <text:p>37.4</text:p>
          </table:table-cell>
          <table:table-cell/>
          <table:table-cell table:style-name="ce1" table:formula="of:==POWER((3*[.F111])/(4 * 3.1446 * [.H111] * [.D111] * [.$L$1]);1/3)/100" office:value-type="float" office:value="0.0000000000502749366" calcext:value-type="float">
            <text:p>5.02749365992974E-11</text:p>
          </table:table-cell>
          <table:table-cell/>
          <table:table-cell table:style-name="ce1" table:formula="of:=[.J111]/[.$N$1]" office:value-type="float" office:value="0.950058611061352" calcext:value-type="float">
            <text:p>0.950058611061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1" calcext:value-type="float">
            <text:p>281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1" table:formula="of:==POWER((3*[.F112])/(4 * 3.1446 * [.H112] * [.D112] * [.$L$1]);1/3)/100" office:value-type="float" office:value="0.00000000005558514655" calcext:value-type="float">
            <text:p>5.55851465462774E-11</text:p>
          </table:table-cell>
          <table:table-cell/>
          <table:table-cell table:style-name="ce1" table:formula="of:=[.J112]/[.$N$1]" office:value-type="float" office:value="1.05040703570248" calcext:value-type="float">
            <text:p>1.0504070357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table:style-name="ce1" office:value-type="float" office:value="28.7" calcext:value-type="float">
            <text:p>28.7</text:p>
          </table:table-cell>
          <table:table-cell/>
          <table:table-cell table:style-name="ce1" table:formula="of:==POWER((3*[.F113])/(4 * 3.1446 * [.H113] * [.D113] * [.$L$1]);1/3)/100" office:value-type="float" office:value="0.00000000005366531616" calcext:value-type="float">
            <text:p>5.36653161612468E-11</text:p>
          </table:table-cell>
          <table:table-cell/>
          <table:table-cell table:style-name="ce1" table:formula="of:=[.J113]/[.$N$1]" office:value-type="float" office:value="1.01412749936784" calcext:value-type="float">
            <text:p>1.01412749936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/>
          <table:table-cell table:style-name="ce1" table:formula="of:==POWER((3*[.F114])/(4 * 3.1446 * [.H114] * [.D114] * [.$L$1]);1/3)/100" office:value-type="float" office:value="0.00000000006768557808" calcext:value-type="float">
            <text:p>6.76855780795347E-11</text:p>
          </table:table-cell>
          <table:table-cell/>
          <table:table-cell table:style-name="ce1" table:formula="of:=[.J114]/[.$N$1]" office:value-type="float" office:value="1.27907205158019" calcext:value-type="float">
            <text:p>1.27907205158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table:style-name="ce1" office:value-type="float" office:value="11.85" calcext:value-type="float">
            <text:p>11.85</text:p>
          </table:table-cell>
          <table:table-cell/>
          <table:table-cell table:style-name="ce1" table:formula="of:==POWER((3*[.F115])/(4 * 3.1446 * [.H115] * [.D115] * [.$L$1]);1/3)/100" office:value-type="float" office:value="0.00000000007057654468" calcext:value-type="float">
            <text:p>7.05765446808478E-11</text:p>
          </table:table-cell>
          <table:table-cell/>
          <table:table-cell table:style-name="ce1" table:formula="of:=[.J115]/[.$N$1]" office:value-type="float" office:value="1.33370340269972" calcext:value-type="float">
            <text:p>1.33370340269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9" calcext:value-type="float">
            <text:p>289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/>
          <table:table-cell table:style-name="ce1" table:formula="of:==POWER((3*[.F116])/(4 * 3.1446 * [.H116] * [.D116] * [.$L$1]);1/3)/100" office:value-type="float" office:value="0.0000000000570629247" calcext:value-type="float">
            <text:p>5.70629246965641E-11</text:p>
          </table:table-cell>
          <table:table-cell/>
          <table:table-cell table:style-name="ce1" table:formula="of:=[.J116]/[.$N$1]" office:value-type="float" office:value="1.07833299547262" calcext:value-type="float">
            <text:p>1.07833299547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table:style-name="ce1" office:value-type="float" office:value="13.5" calcext:value-type="float">
            <text:p>13.5</text:p>
          </table:table-cell>
          <table:table-cell/>
          <table:table-cell table:style-name="ce1" table:formula="of:==POWER((3*[.F117])/(4 * 3.1446 * [.H117] * [.D117] * [.$L$1]);1/3)/100" office:value-type="float" office:value="0.00000000006629313502" calcext:value-type="float">
            <text:p>6.62931350236222E-11</text:p>
          </table:table-cell>
          <table:table-cell/>
          <table:table-cell table:style-name="ce1" table:formula="of:=[.J117]/[.$N$1]" office:value-type="float" office:value="1.25275869138193" calcext:value-type="float">
            <text:p>1.25275869138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table:style-name="ce1" office:value-type="float" office:value="12.9" calcext:value-type="float">
            <text:p>12.9</text:p>
          </table:table-cell>
          <table:table-cell/>
          <table:table-cell table:style-name="ce1" table:formula="of:==POWER((3*[.F118])/(4 * 3.1446 * [.H118] * [.D118] * [.$L$1]);1/3)/100" office:value-type="float" office:value="0.00000000006693201023" calcext:value-type="float">
            <text:p>6.69320102285978E-11</text:p>
          </table:table-cell>
          <table:table-cell/>
          <table:table-cell table:style-name="ce1" table:formula="of:=[.J118]/[.$N$1]" office:value-type="float" office:value="1.26483168303418" calcext:value-type="float">
            <text:p>1.26483168303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table:style-name="ce1" office:value-type="float" office:value="7.3" calcext:value-type="float">
            <text:p>7.3</text:p>
          </table:table-cell>
          <table:table-cell/>
          <table:table-cell table:style-name="ce1" table:formula="of:==POWER((3*[.F119])/(4 * 3.1446 * [.H119] * [.D119] * [.$L$1]);1/3)/100" office:value-type="float" office:value="0.00000000008013137146" calcext:value-type="float">
            <text:p>8.01313714554136E-11</text:p>
          </table:table-cell>
          <table:table-cell/>
          <table:table-cell table:style-name="ce1" table:formula="of:=[.J119]/[.$N$1]" office:value-type="float" office:value="1.51426346042245" calcext:value-type="float">
            <text:p>1.51426346042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table:style-name="ce1" office:value-type="float" office:value="7.2" calcext:value-type="float">
            <text:p>7.2</text:p>
          </table:table-cell>
          <table:table-cell/>
          <table:table-cell table:style-name="ce1" table:formula="of:==POWER((3*[.F120])/(4 * 3.1446 * [.H120] * [.D120] * [.$L$1]);1/3)/100" office:value-type="float" office:value="0.00000000007965320751" calcext:value-type="float">
            <text:p>7.965320751222E-11</text:p>
          </table:table-cell>
          <table:table-cell/>
          <table:table-cell table:style-name="ce1" table:formula="of:=[.J120]/[.$N$1]" office:value-type="float" office:value="1.50522747146933" calcext:value-type="float">
            <text:p>1.505227471469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6" number:min-decimal-places="6" number:min-integer-digits="1"/>
    </number:number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0:59:49.385931681</meta:creation-date>
    <meta:generator>LibreOffice/7.3.7.2$Linux_X86_64 LibreOffice_project/30$Build-2</meta:generator>
    <dc:date>2023-08-30T02:56:57.856110715</dc:date>
    <meta:editing-duration>PT1H23M37S</meta:editing-duration>
    <meta:editing-cycles>12</meta:editing-cycles>
    <meta:document-statistic meta:table-count="1" meta:cell-count="847" meta:object-count="0"/>
  </office:meta>
</office:document-meta>
</file>